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4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2.516cm" fo:min-width="4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1.2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2.46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1.46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0.8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0.0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1.66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3.6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3.4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3.86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1.266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2.4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1.46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0.86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0.06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1.6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0.46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2.266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516cm" fo:min-width="1.872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4cm" fo:min-width="0.266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4cm" fo:min-width="1.87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ffffff" draw:marker-start-width="0.252cm" draw:marker-end-width="0.252cm" draw:fill-color="#000000" draw:textarea-horizontal-align="justify" draw:textarea-vertical-align="middle" draw:auto-grow-height="false" fo:min-height="0.485cm" fo:min-width="0.266cm" fo:padding-top="0.142cm" fo:padding-bottom="0.142cm" fo:padding-left="0.267cm" fo:padding-right="0.267cm"/>
    </style:style>
    <style:style style:name="gr28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style:font-name="Ubuntu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-color="#000000"/>
      <style:paragraph-properties fo:text-align="start"/>
      <style:text-properties style:font-name="Ubuntu"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000000"/>
      <style:paragraph-properties fo:text-align="start"/>
      <style:text-properties fo:color="#00a0fc" style:font-name="Ubuntu" fo:font-size="12pt" style:font-size-asian="12pt" style:font-size-complex="12pt"/>
    </style:style>
    <style:style style:name="P7" style:family="paragraph">
      <loext:graphic-properties draw:fill-color="#000000"/>
      <style:paragraph-properties fo:text-align="start"/>
      <style:text-properties fo:color="#c254d2" style:font-name="Ubuntu"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fo:color="#2cee0e" style:font-name="Ubuntu" fo:font-size="12pt" style:font-size-asian="12pt" style:font-size-complex="12pt"/>
    </style:style>
    <style:style style:name="T3" style:family="text">
      <style:text-properties fo:color="#fc5c00" style:font-name="Ubuntu" fo:font-size="12pt" style:font-size-asian="12pt" style:font-size-complex="12pt"/>
    </style:style>
    <style:style style:name="T4" style:family="text">
      <style:text-properties fo:font-variant="normal" fo:text-transform="none" fo:color="#2cee0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c5c00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a0fc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e9b913" style:font-name="Ubuntu" fo:font-size="12pt" style:font-size-asian="12pt" style:font-size-complex="12pt"/>
    </style:style>
    <style:style style:name="T9" style:family="text">
      <style:text-properties fo:color="#ffffff" style:font-name="Ubuntu" fo:font-size="12pt" style:font-size-asian="12pt" style:font-size-complex="12pt"/>
    </style:style>
    <style:style style:name="T10" style:family="text">
      <style:text-properties fo:color="#00a0fc" style:font-name="Ubuntu" fo:font-size="12pt" style:font-size-asian="12pt" style:font-size-complex="12pt"/>
    </style:style>
    <style:style style:name="T11" style:family="text">
      <style:text-properties fo:color="#c254d2"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4.6cm" svg:height="0.8cm" svg:x="8.4cm" svg:y="4.2cm">
          <text:p text:style-name="P1"><text:span text:style-name="T1">transformar em lis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2.8cm" svg:x="8cm" svg:y="0cm">
          <text:p text:style-name="P3"><text:span text:style-name="T2">mostre</text:span><text:span text:style-name="T1"> </text:span><text:span text:style-name="T3">"Isso é legal"</text:span></text:p>
          <text:p text:style-name="P3"><text:span text:style-name="T2">mostre</text:span><text:span text:style-name="T1"> variável</text:span></text:p>
          <text:p text:style-name="P3"><text:span text:style-name="T4">mostre</text:span><text:span text:style-name="T5"> </text:span><text:span text:style-name="T6">"olá "</text:span><text:span text:style-name="T7">+</text:span><text:span text:style-name="T6">"mundo</text:span><text:span text:style-name="T3">"</text:span></text:p>
          <text:p text:style-name="P3"><text:span text:style-name="T8">se</text:span><text:span text:style-name="T3"> </text:span><text:span text:style-name="T9">x</text:span><text:span text:style-name="T3"> </text:span><text:span text:style-name="T10">for igual</text:span><text:span text:style-name="T3"> </text:span><text:span text:style-name="T9">a</text:span><text:span text:style-name="T3"> </text:span><text:span text:style-name="T9">5</text:span></text:p>
          <text:p text:style-name="P3"><text:span text:style-name="T2"><text:tab/></text:span><text:span text:style-name="T2">mostre</text:span><text:span text:style-name="T9"> x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4cm" svg:y1="2.8cm" svg:x2="10.4cm" svg:y2="4.2cm">
          <text:p/>
        </draw:line>
        <draw:custom-shape draw:style-name="gr4" draw:text-style-name="P4" draw:layer="layout" svg:width="5.2cm" svg:height="0.8cm" svg:x="0.41cm" svg:y="2.419cm">
          <text:p text:style-name="P3"><text:span text:style-name="T2">mostre</text:span><text:span text:style-name="T1"> </text:span><text:span text:style-name="T3">"Isso é legal"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0.8cm" svg:x="0.41cm" svg:y="3.419cm">
          <text:p text:style-name="P3"><text:span text:style-name="T2">mostre</text:span><text:span text:style-name="T1"> variáve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0.8cm" svg:x="0.41cm" svg:y="4.419cm">
          <text:p text:style-name="P3"><text:span text:style-name="T4">mostre</text:span><text:span text:style-name="T5"> </text:span><text:span text:style-name="T6">"olá "</text:span><text:span text:style-name="T7">+</text:span><text:span text:style-name="T6">"mundo</text:span><text:span text:style-name="T3">"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cm" svg:height="0.8cm" svg:x="9cm" svg:y="11.4cm">
          <text:p text:style-name="P1"><text:span text:style-name="T1">abstrair linha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0.8cm" svg:x="2cm" svg:y="9.4cm">
          <text:p text:style-name="P3"><text:span text:style-name="T2">mostr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0.8cm" svg:x="3cm" svg:y="10.4cm">
          <text:p text:style-name="P3"><text:span text:style-name="T2">mostr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0.8cm" svg:x="0.4cm" svg:y="11.4cm">
          <text:p text:style-name="P3"><text:span text:style-name="T4">most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0.8cm" svg:x="4cm" svg:y="9.4cm">
          <text:p text:style-name="P3"><text:span text:style-name="T3">"Isso é legal"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cm" svg:height="0.8cm" svg:x="5cm" svg:y="10.4cm">
          <text:p text:style-name="P3"><text:span text:style-name="T1">variáve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4cm" svg:height="0.8cm" svg:x="2.4cm" svg:y="11.4cm">
          <text:p text:style-name="P3"><text:span text:style-name="T6">"olá "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6cm" svg:height="0.8cm" svg:x="4cm" svg:y="11.4cm">
          <text:p text:style-name="P3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cm" svg:height="0.8cm" svg:x="4.8cm" svg:y="11.4cm">
          <text:p text:style-name="P3"><text:span text:style-name="T6">"mundo</text:span><text:span text:style-name="T3">"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2cm" svg:height="0.769cm" svg:x="22cm" svg:y="10.987cm">
          <text:p text:style-name="P1"><text:span text:style-name="T2">def</text:span><text:span text:style-name="T1"> mostrar(</text:span><text:span text:style-name="T3">arg</text:span><text:span text:style-name="T1">):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cm" svg:height="0.8cm" svg:x="14cm" svg:y="12.8cm">
          <text:p text:style-name="P1"><text:span text:style-name="T1">abstrair métodos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4cm" svg:height="0.8cm" svg:x="13.771cm" svg:y="7.488cm">
          <text:p text:style-name="P1"><text:span text:style-name="T1">abstrair parâmetros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8cm" svg:height="0.769cm" svg:x="19.4cm" svg:y="10.987cm">
          <text:p text:style-name="P3"><text:span text:style-name="T2">mostr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8cm" svg:height="0.769cm" svg:x="19.4cm" svg:y="11.948cm">
          <text:p text:style-name="P3"><text:span text:style-name="T2">mostre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8cm" svg:height="0.769cm" svg:x="19.4cm" svg:y="12.909cm">
          <text:p text:style-name="P3"><text:span text:style-name="T2">mostre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cm" svg:height="0.769cm" svg:x="19.4cm" svg:y="5.587cm">
          <text:p text:style-name="P3"><text:span text:style-name="T3">"Isso é legal"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cm" svg:height="0.769cm" svg:x="19.4cm" svg:y="6.548cm">
          <text:p text:style-name="P3"><text:span text:style-name="T1">variável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cm" svg:height="0.769cm" svg:x="19.4cm" svg:y="7.509cm">
          <text:p text:style-name="P3"><text:span text:style-name="T6">"olá "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cm" svg:height="0.769cm" svg:x="21cm" svg:y="7.509cm">
          <text:p text:style-name="P3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2cm" svg:height="0.769cm" svg:x="21.8cm" svg:y="7.509cm">
          <text:p text:style-name="P3"><text:span text:style-name="T6">"mundo</text:span><text:span text:style-name="T3">"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2cm" svg:height="0.769cm" svg:x="22cm" svg:y="11.948cm">
          <text:p text:style-name="P1"><text:span text:style-name="T2">def</text:span><text:span text:style-name="T1"> mostrar(</text:span><text:span text:style-name="T3">arg</text:span><text:span text:style-name="T1">):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2cm" svg:height="0.769cm" svg:x="22cm" svg:y="12.909cm">
          <text:p text:style-name="P1"><text:span text:style-name="T2">def</text:span><text:span text:style-name="T1"> mostrar(</text:span><text:span text:style-name="T3">arg</text:span><text:span text:style-name="T1">)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8cm" svg:x="13.6cm" svg:y="2cm">
          <text:p text:style-name="P1"><text:span text:style-name="T1">Resolução de conflito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cm" svg:height="0.769cm" svg:x="19.4cm" svg:y="0.2cm">
          <text:p text:style-name="P3"><text:span text:style-name="T3">"Isso é legal"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cm" svg:height="0.769cm" svg:x="19.4cm" svg:y="1.161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8cm" svg:height="0.769cm" svg:x="19.4cm" svg:y="2.122cm">
          <text:p text:style-name="P3"><text:span text:style-name="T6">"olá mundo"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0.8cm" svg:x="0.4cm" svg:y="5.4cm">
          <text:p text:style-name="P3"><text:span text:style-name="T8">se</text:span><text:span text:style-name="T3"> </text:span><text:span text:style-name="T9">x</text:span><text:span text:style-name="T3"> </text:span><text:span text:style-name="T10">for igual</text:span><text:span text:style-name="T3"> </text:span><text:span text:style-name="T9">a</text:span><text:span text:style-name="T3"> </text:span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8cm" svg:height="0.8cm" svg:x="1.6cm" svg:y="12.4cm">
          <text:p text:style-name="P3"><text:span text:style-name="T8">s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8cm" svg:height="0.8cm" svg:x="2.6cm" svg:y="12.4cm">
          <text:p text:style-name="P3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406cm" svg:height="0.8cm" svg:x="3.594cm" svg:y="12.4cm">
          <text:p text:style-name="P3"><text:span text:style-name="T10">for igual a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8cm" svg:height="0.8cm" svg:x="6.2cm" svg:y="12.4cm">
          <text:p text:style-name="P3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8cm" svg:height="0.768cm" svg:x="19.4cm" svg:y="8.471cm">
          <text:p text:style-name="P3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406cm" svg:height="0.768cm" svg:x="20.394cm" svg:y="8.471cm">
          <text:p text:style-name="P3"><text:span text:style-name="T10">for igual a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8cm" svg:height="0.768cm" svg:x="23cm" svg:y="8.471cm">
          <text:p text:style-name="P3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0.8cm" svg:height="0.769cm" svg:x="19.4cm" svg:y="13.87cm">
          <text:p text:style-name="P3"><text:span text:style-name="T8">s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2cm" svg:height="0.769cm" svg:x="22cm" svg:y="13.87cm">
          <text:p text:style-name="P1"><text:span text:style-name="T2">def</text:span><text:span text:style-name="T1"> compara(</text:span><text:span text:style-name="T3">arg</text:span><text:span text:style-name="T1">):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4cm" svg:height="0.769cm" svg:x="19.4cm" svg:y="3.083cm">
          <text:p text:style-name="P3"><text:span text:style-name="T11">Tru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0.8cm" svg:x="0.4cm" svg:y="6.4cm">
          <text:p text:style-name="P3"><text:span text:style-name="T2"><text:tab/></text:span><text:span text:style-name="T2">m</text:span><text:span text:style-name="T2">o</text:span><text:span text:style-name="T2">s</text:span><text:span text:style-name="T2">t</text:span><text:span text:style-name="T2">r</text:span><text:span text:style-name="T2">e</text:span><text:span text:style-name="T1"> </text:span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0.8cm" svg:x="4.2cm" svg:y="13.4cm">
          <text:p text:style-name="P3"><text:span text:style-name="T4">mostre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8cm" svg:height="0.8cm" svg:x="6.2cm" svg:y="13.4cm">
          <text:p text:style-name="P3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8cm" svg:height="0.769cm" svg:x="19.4cm" svg:y="14.831cm">
          <text:p text:style-name="P3"><text:span text:style-name="T4">mostre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8cm" svg:height="0.768cm" svg:x="19.4cm" svg:y="9.432cm">
          <text:p text:style-name="P3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cm" svg:height="0.769cm" svg:x="19.4cm" svg:y="4.044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61cm" svg:y1="2.8cm" svg:x2="8.4cm" svg:y2="4.6cm">
          <text:p/>
        </draw:line>
        <draw:line draw:style-name="gr3" draw:text-style-name="P5" draw:layer="layout" svg:x1="5.61cm" svg:y1="3.8cm" svg:x2="8.4cm" svg:y2="4.6cm">
          <text:p/>
        </draw:line>
        <draw:line draw:style-name="gr3" draw:text-style-name="P5" draw:layer="layout" svg:x1="5.61cm" svg:y1="4.8cm" svg:x2="8.4cm" svg:y2="4.6cm">
          <text:p/>
        </draw:line>
        <draw:line draw:style-name="gr3" draw:text-style-name="P5" draw:layer="layout" svg:x1="5.6cm" svg:y1="5.8cm" svg:x2="8.4cm" svg:y2="4.6cm">
          <text:p/>
        </draw:line>
        <draw:line draw:style-name="gr3" draw:text-style-name="P5" draw:layer="layout" svg:x1="5.6cm" svg:y1="6.8cm" svg:x2="8.4cm" svg:y2="4.6cm">
          <text:p/>
        </draw:line>
        <draw:line draw:style-name="gr3" draw:text-style-name="P5" draw:layer="layout" svg:x1="10.4cm" svg:y1="11.4cm" svg:x2="10.4cm" svg:y2="5cm">
          <text:p/>
        </draw:line>
        <draw:line draw:style-name="gr3" draw:text-style-name="P5" draw:layer="layout" svg:x1="9cm" svg:y1="11.8cm" svg:x2="7cm" svg:y2="10.8cm">
          <text:p/>
        </draw:line>
        <draw:line draw:style-name="gr3" draw:text-style-name="P5" draw:layer="layout" svg:x1="9cm" svg:y1="11.8cm" svg:x2="7cm" svg:y2="11.8cm">
          <text:p/>
        </draw:line>
        <draw:line draw:style-name="gr3" draw:text-style-name="P5" draw:layer="layout" svg:x1="9cm" svg:y1="11.8cm" svg:x2="7cm" svg:y2="9.8cm">
          <text:p/>
        </draw:line>
        <draw:line draw:style-name="gr3" draw:text-style-name="P5" draw:layer="layout" svg:x1="9cm" svg:y1="11.8cm" svg:x2="7cm" svg:y2="13.8cm">
          <text:p/>
        </draw:line>
        <draw:line draw:style-name="gr3" draw:text-style-name="P5" draw:layer="layout" svg:x1="9cm" svg:y1="11.8cm" svg:x2="7cm" svg:y2="12.8cm">
          <text:p/>
        </draw:line>
        <draw:custom-shape draw:style-name="gr12" draw:text-style-name="P2" draw:layer="layout" svg:width="4.2cm" svg:height="0.769cm" svg:x="22cm" svg:y="14.831cm">
          <text:p text:style-name="P1"><text:span text:style-name="T2">def</text:span><text:span text:style-name="T1"> mostrar(</text:span><text:span text:style-name="T3">arg</text:span><text:span text:style-name="T1">):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4cm" svg:y1="13.2cm" svg:x2="12.2cm" svg:y2="11.8cm">
          <text:p/>
        </draw:line>
        <draw:line draw:style-name="gr3" draw:text-style-name="P5" draw:layer="layout" svg:x1="13.771cm" svg:y1="7.8cm" svg:x2="12.2cm" svg:y2="11.8cm">
          <text:p/>
        </draw:line>
        <draw:line draw:style-name="gr3" draw:text-style-name="P5" draw:layer="layout" svg:x1="19.4cm" svg:y1="6cm" svg:x2="18.171cm" svg:y2="8cm">
          <text:p/>
        </draw:line>
        <draw:line draw:style-name="gr3" draw:text-style-name="P5" draw:layer="layout" svg:x1="19.4cm" svg:y1="7cm" svg:x2="18.172cm" svg:y2="8cm">
          <text:p/>
        </draw:line>
        <draw:line draw:style-name="gr3" draw:text-style-name="P5" draw:layer="layout" svg:x1="19.4cm" svg:y1="8cm" svg:x2="18.172cm" svg:y2="8cm">
          <text:p/>
        </draw:line>
        <draw:line draw:style-name="gr3" draw:text-style-name="P5" draw:layer="layout" svg:x1="19.4cm" svg:y1="9cm" svg:x2="18.172cm" svg:y2="8cm">
          <text:p/>
        </draw:line>
        <draw:line draw:style-name="gr3" draw:text-style-name="P5" draw:layer="layout" svg:x1="19.4cm" svg:y1="9.8cm" svg:x2="18.172cm" svg:y2="8cm">
          <text:p/>
        </draw:line>
        <draw:line draw:style-name="gr3" draw:text-style-name="P5" draw:layer="layout" svg:x1="18cm" svg:y1="13.2cm" svg:x2="19.4cm" svg:y2="11.4cm">
          <text:p/>
        </draw:line>
        <draw:line draw:style-name="gr3" draw:text-style-name="P5" draw:layer="layout" svg:x1="18cm" svg:y1="13.2cm" svg:x2="19.4cm" svg:y2="12.4cm">
          <text:p/>
        </draw:line>
        <draw:line draw:style-name="gr3" draw:text-style-name="P5" draw:layer="layout" svg:x1="18cm" svg:y1="13.2cm" svg:x2="19.4cm" svg:y2="13.4cm">
          <text:p/>
        </draw:line>
        <draw:line draw:style-name="gr3" draw:text-style-name="P5" draw:layer="layout" svg:x1="18cm" svg:y1="13.2cm" svg:x2="19.4cm" svg:y2="14.2cm">
          <text:p/>
        </draw:line>
        <draw:line draw:style-name="gr3" draw:text-style-name="P5" draw:layer="layout" svg:x1="18cm" svg:y1="13.2cm" svg:x2="19.4cm" svg:y2="15.2cm">
          <text:p/>
        </draw:line>
        <draw:line draw:style-name="gr3" draw:text-style-name="P5" draw:layer="layout" svg:x1="22cm" svg:y1="15.2cm" svg:x2="21.2cm" svg:y2="15.2cm">
          <text:p/>
        </draw:line>
        <draw:line draw:style-name="gr3" draw:text-style-name="P5" draw:layer="layout" svg:x1="22cm" svg:y1="14.2cm" svg:x2="20.2cm" svg:y2="14.2cm">
          <text:p/>
        </draw:line>
        <draw:line draw:style-name="gr3" draw:text-style-name="P5" draw:layer="layout" svg:x1="22cm" svg:y1="13.4cm" svg:x2="21.2cm" svg:y2="13.4cm">
          <text:p/>
        </draw:line>
        <draw:line draw:style-name="gr3" draw:text-style-name="P5" draw:layer="layout" svg:x1="22cm" svg:y1="12.4cm" svg:x2="21.2cm" svg:y2="12.4cm">
          <text:p/>
        </draw:line>
        <draw:line draw:style-name="gr3" draw:text-style-name="P5" draw:layer="layout" svg:x1="22cm" svg:y1="11.4cm" svg:x2="21.2cm" svg:y2="11.4cm">
          <text:p/>
        </draw:line>
        <draw:line draw:style-name="gr3" draw:text-style-name="P5" draw:layer="layout" svg:x1="18.2cm" svg:y1="2.4cm" svg:x2="19.4cm" svg:y2="4.4cm">
          <text:p/>
        </draw:line>
        <draw:line draw:style-name="gr3" draw:text-style-name="P5" draw:layer="layout" svg:x1="18.2cm" svg:y1="2.4cm" svg:x2="19.4cm" svg:y2="3.4cm">
          <text:p/>
        </draw:line>
        <draw:line draw:style-name="gr3" draw:text-style-name="P5" draw:layer="layout" svg:x1="18.2cm" svg:y1="2.4cm" svg:x2="19.4cm" svg:y2="2.6cm">
          <text:p/>
        </draw:line>
        <draw:line draw:style-name="gr3" draw:text-style-name="P5" draw:layer="layout" svg:x1="18.2cm" svg:y1="2.4cm" svg:x2="19.4cm" svg:y2="1.6cm">
          <text:p/>
        </draw:line>
        <draw:line draw:style-name="gr3" draw:text-style-name="P5" draw:layer="layout" svg:x1="18.2cm" svg:y1="2.4cm" svg:x2="19.4cm" svg:y2="0.6cm">
          <text:p/>
        </draw:line>
        <draw:line draw:style-name="gr3" draw:text-style-name="P5" draw:layer="layout" svg:x1="15.8cm" svg:y1="2.8cm" svg:x2="15.8cm" svg:y2="7.488cm">
          <text:p/>
        </draw:line>
        <draw:line draw:style-name="gr3" draw:text-style-name="P5" draw:layer="layout" svg:x1="26.6cm" svg:y1="0.2cm" svg:x2="26.6cm" svg:y2="4.888cm">
          <text:p/>
        </draw:line>
        <draw:line draw:style-name="gr3" draw:text-style-name="P5" draw:layer="layout" svg:x1="26.6cm" svg:y1="11cm" svg:x2="26.6cm" svg:y2="15.6cm">
          <text:p/>
        </draw:line>
        <draw:line draw:style-name="gr3" draw:text-style-name="P5" draw:layer="layout" svg:x1="27.4cm" svg:y1="2.6cm" svg:x2="27.4cm" svg:y2="13.4cm">
          <text:p/>
        </draw:line>
        <draw:line draw:style-name="gr3" draw:text-style-name="P5" draw:layer="layout" svg:x1="26.6cm" svg:y1="13.4cm" svg:x2="27.4cm" svg:y2="13.4cm">
          <text:p/>
        </draw:line>
        <draw:line draw:style-name="gr3" draw:text-style-name="P5" draw:layer="layout" svg:x1="27.4cm" svg:y1="2.6cm" svg:x2="26.6cm" svg:y2="2.6cm">
          <text:p/>
        </draw:lin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9:04:32.984320550</meta:creation-date>
    <dc:date>2019-09-05T07:37:22.276716125</dc:date>
    <meta:editing-duration>PT1H10M26S</meta:editing-duration>
    <meta:editing-cycles>6</meta:editing-cycles>
    <meta:generator>LibreOffice/6.2.0.3$Linux_X86_64 LibreOffice_project/98c6a8a1c6c7b144ce3cc729e34964b47ce25d62</meta:generator>
    <meta:document-statistic meta:object-count="112"/>
  </office:meta>
</office:document-meta>
</file>